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6ce" officeooo:paragraph-rsid="001436ce"/>
    </style:style>
    <style:style style:name="P2" style:family="paragraph" style:parent-style-name="Text_20_body">
      <style:text-properties officeooo:rsid="001436ce" officeooo:paragraph-rsid="001436c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text-position="-33% 80%" style:font-name="Times New Roman" fo:font-size="14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middle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Математическое содержание </text:span><text:span text:style-name="Emphasis"><text:span text:style-name="T1">метода Фурье </text:span></text:span><text:span text:style-name="T1">сводится к представлению произвольных функций в виде дискретной или непрерывной совокупности гармонических функций. Такое представление играет исключительную роль в линейных физических задачах. В радиофизике обычно интерес представляют электрические сигналы, заданные в виде функций времени </text:span><text:span text:style-name="Emphasis"><text:span text:style-name="T1">f(t)</text:span></text:span><text:span text:style-name="T1">. В широком круге задач когерентной оптики основной интерес представляет не временной ход процессов, а пространственная структура поля, заданная в некоторой плоскости в виде функции координат </text:span><text:span text:style-name="Emphasis"><text:span text:style-name="T1">f(х, у)</text:span></text:span><text:span text:style-name="T1">, или в простейшем (одномерном) случае – в виде функции одной координаты </text:span><text:span text:style-name="Emphasis"><text:span text:style-name="T1">f(x) </text:span></text:span><text:span text:style-name="T1">, называемой комплексной амплитудой поля. Фурье-разложение функции </text:span><text:span text:style-name="Emphasis"><text:span text:style-name="T1">f(x) </text:span></text:span><text:span text:style-name="T1">позволяет представить волновое поле в виде совокупности плоских волн, что упрощает решение многих задач распространения и дифракции волн. С точки зрения математической теории Фурье-преобразования физический смысл аргумента функции </text:span><text:span text:style-name="Emphasis"><text:span text:style-name="T1">f </text:span></text:span><text:span text:style-name="T1">(время </text:span><text:span text:style-name="Emphasis"><text:span text:style-name="T1">t </text:span></text:span><text:span text:style-name="T1">, или координата</text:span><text:span text:style-name="Emphasis"><text:span text:style-name="T1">x </text:span></text:span><text:span text:style-name="T1">) не играет роли.</text:span></text:p>
      <text:p text:style-name="P3"><text:span text:style-name="T1">В курсах математики доказывается, что любую периодическую функцию </text:span><text:span text:style-name="Emphasis"><text:span text:style-name="T1">f(t) </text:span></text:span><text:span text:style-name="T1">периода </text:span><text:span text:style-name="Emphasis"><text:span text:style-name="T1">T </text:span></text:span><text:span text:style-name="T1">можно представить в виде дискретного ряда Фурье:</text:span></text:p>
      <text:p text:style-name="P4"><draw:frame draw:style-name="fr1" draw:name="Image1" text:anchor-type="as-char" svg:width="2in" svg:height="0.552in" draw:z-index="0"><draw:image xlink:href="http://aco.ifmo.ru/el_books/image_processing/images/image076.gif" xlink:type="simple" xlink:show="embed" xlink:actuate="onLoad"/></draw:frame></text:p>
      <text:p text:style-name="P3"><text:span text:style-name="T1">где </text:span><text:span text:style-name="T1"><draw:frame draw:style-name="fr2" draw:name="Image2" text:anchor-type="as-char" svg:width="1.0626in" svg:height="0.4583in" draw:z-index="1"><draw:image xlink:href="http://aco.ifmo.ru/el_books/image_processing/images/image077.gif" xlink:type="simple" xlink:show="embed" xlink:actuate="onLoad"/></draw:frame></text:span><text:span text:style-name="T1"> – круговая частота </text:span><text:span text:style-name="Emphasis"><text:span text:style-name="T1">n</text:span></text:span><text:span text:style-name="T1">-ои гармонической составляющей, </text:span><text:span text:style-name="Emphasis"><text:span text:style-name="T1">С</text:span></text:span><text:span text:style-name="Emphasis"><text:span text:style-name="T2">n</text:span></text:span><text:span text:style-name="T1"> – комплексная амплитуда </text:span><text:span text:style-name="Emphasis"><text:span text:style-name="T1">n</text:span></text:span><text:span text:style-name="T1">-ой гармоники:</text:span></text:p>
      <text:p text:style-name="P4"><draw:frame draw:style-name="fr1" draw:name="Image3" text:anchor-type="as-char" svg:width="2.4165in" svg:height="0.5937in" draw:z-index="2"><draw:image xlink:href="http://aco.ifmo.ru/el_books/image_processing/images/image078.gif" xlink:type="simple" xlink:show="embed" xlink:actuate="onLoad"/></draw:frame></text:p>
      <text:p text:style-name="P3"><text:span text:style-name="T1">Совокупность коэффициентов </text:span><text:span text:style-name="Emphasis"><text:span text:style-name="T1">С</text:span></text:span><text:span text:style-name="Emphasis"><text:span text:style-name="T2">n</text:span></text:span><text:span text:style-name="T1"> называют спектром функции </text:span><text:span text:style-name="Emphasis"><text:span text:style-name="T1">f(t)</text:span></text:span><text:span text:style-name="T1">; при этом </text:span><text:span text:style-name="T1"><draw:frame draw:style-name="fr3" draw:name="Image4" text:anchor-type="as-char" svg:width="0.2291in" svg:height="0.4165in" draw:z-index="3"><draw:image xlink:href="http://aco.ifmo.ru/el_books/image_processing/images/image079.gif" xlink:type="simple" xlink:show="embed" xlink:actuate="onLoad"/></draw:frame></text:span><text:span text:style-name="T1"> есть амплитуда гармоники частоты </text:span><text:span text:style-name="T1"><draw:frame draw:style-name="fr2" draw:name="Image5" text:anchor-type="as-char" svg:width="0.1563in" svg:height="0.2189in" draw:z-index="4"><draw:image xlink:href="http://aco.ifmo.ru/el_books/image_processing/images/image080.gif" xlink:type="simple" xlink:show="embed" xlink:actuate="onLoad"/></draw:frame></text:span><text:span text:style-name="T1">, a </text:span><text:span text:style-name="T1"><draw:frame draw:style-name="fr2" draw:name="Image6" text:anchor-type="as-char" svg:width="0.4272in" svg:height="0.2709in" draw:z-index="5"><draw:image xlink:href="http://aco.ifmo.ru/el_books/image_processing/images/image081.gif" xlink:type="simple" xlink:show="embed" xlink:actuate="onLoad"/></draw:frame></text:span><text:span text:style-name="T1"> – относительный фазовый сдвиг.</text:span></text:p>
      <text:p text:style-name="P5">На практике в большинстве случаев приходится сталкиваться с непрерывными функциями, и в общем случае, прямое преобразование Фурье определяется интегралом следующего вида:</text:p>
      <text:p text:style-name="P4"><draw:frame draw:style-name="fr1" draw:name="Image7" text:anchor-type="as-char" svg:width="1.9165in" svg:height="0.5102in" draw:z-index="6"><draw:image xlink:href="http://aco.ifmo.ru/el_books/image_processing/images/image082.gif" xlink:type="simple" xlink:show="embed" xlink:actuate="onLoad"/></draw:frame></text:p>
      <text:p text:style-name="P3"><text:span text:style-name="T1">При этом </text:span><text:span text:style-name="T1"><draw:frame draw:style-name="fr2" draw:name="Image8" text:anchor-type="as-char" svg:width="0.3752in" svg:height="0.2602in" draw:z-index="7"><draw:image xlink:href="http://aco.ifmo.ru/el_books/image_processing/images/image083.gif" xlink:type="simple" xlink:show="embed" xlink:actuate="onLoad"/></draw:frame></text:span><text:span text:style-name="T1"> называется Фурье-образом (или спектром) функции </text:span><text:span text:style-name="Emphasis"><text:span text:style-name="T1">f(x)</text:span></text:span><text:span text:style-name="T1">. Преобразование Фурье является </text:span><text:span text:style-name="Emphasis"><text:span text:style-name="T1">обратимым</text:span></text:span><text:span text:style-name="T1">, то есть если по функции </text:span><text:span text:style-name="Emphasis"><text:span text:style-name="T1">f(x)</text:span></text:span><text:span text:style-name="T1">был рассчитан ее Фурье-образ </text:span><text:span text:style-name="T1"><draw:frame draw:style-name="fr2" draw:name="Image9" text:anchor-type="as-char" svg:width="0.3752in" svg:height="0.2602in" draw:z-index="8"><draw:image xlink:href="http://aco.ifmo.ru/el_books/image_processing/images/image083.gif" xlink:type="simple" xlink:show="embed" xlink:actuate="onLoad"/></draw:frame></text:span><text:span text:style-name="T1">, то по Фурье-образу можно однозначно </text:span><text:soft-page-break/><text:span text:style-name="T1">восстановить исходную функцию</text:span><text:span text:style-name="Emphasis"><text:span text:style-name="T1"> f(x)</text:span></text:span><text:span text:style-name="T1">. Под обратным преобразованием Фурье понимают интеграл вида:</text:span></text:p>
      <text:p text:style-name="P4"><draw:frame draw:style-name="fr1" draw:name="Image10" text:anchor-type="as-char" svg:width="2.0417in" svg:height="0.5102in" draw:z-index="9"><draw:image xlink:href="http://aco.ifmo.ru/el_books/image_processing/images/image084.gif" xlink:type="simple" xlink:show="embed" xlink:actuate="onLoad"/></draw:frame></text:p>
      <text:p text:style-name="P5">Как видно, прямое и обратное преобразования Фурье отличаются друг от друга знаком в показателе экспоненты. Вообще говоря, нет однозначного определения, какое из этих выражений является прямым, а какое – обратным. Выбор знака в показателе экспоненты основывается на специфике решаемой задачи.</text:p>
      <text:p text:style-name="P5">Для обозначения преобразования Фурье используются сокращенная запись <draw:frame draw:style-name="fr2" draw:name="Image11" text:anchor-type="as-char" svg:width="1.0937in" svg:height="0.1874in" draw:z-index="10"><draw:image xlink:href="http://aco.ifmo.ru/el_books/image_processing/images/005_clip_image005.gif" xlink:type="simple" xlink:show="embed" xlink:actuate="onLoad"/></draw:frame> и операторная запись: <draw:frame draw:style-name="fr2" draw:name="Image12" text:anchor-type="as-char" svg:width="1.0417in" svg:height="0.198in" draw:z-index="11"><draw:image xlink:href="http://aco.ifmo.ru/el_books/image_processing/images/005_clip_image007.gif" xlink:type="simple" xlink:show="embed" xlink:actuate="onLoad"/></draw:frame> для прямого и <draw:frame draw:style-name="fr2" draw:name="Image13" text:anchor-type="as-char" svg:width="1.1665in" svg:height="0.25in" draw:z-index="12"><draw:image xlink:href="http://aco.ifmo.ru/el_books/image_processing/images/005_clip_image009.gif" xlink:type="simple" xlink:show="embed" xlink:actuate="onLoad"/></draw:frame> для обратного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zh </meta:initial-creator>
    <meta:creation-date>2014-05-03T23:10:19.201380559</meta:creation-date>
    <dc:date>2014-05-03T23:14:38.134687022</dc:date>
    <dc:creator>serzh </dc:creator>
    <meta:editing-duration>P0D</meta:editing-duration>
    <meta:editing-cycles>1</meta:editing-cycles>
    <meta:document-statistic meta:table-count="0" meta:image-count="13" meta:object-count="0" meta:page-count="2" meta:paragraph-count="12" meta:word-count="283" meta:character-count="2205" meta:non-whitespace-character-count="1918"/>
    <meta:generator>LibreOffice/4.2.3.3$Linux_X86_64 LibreOffice_project/420m0$Build-3</meta:generator>
  </office:meta>
</office:document-meta>
</file>